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625in"/>
    </style:style>
    <style:style style:name="Table1.B" style:family="table-column">
      <style:table-column-properties style:column-width="0.9375in"/>
    </style:style>
    <style:style style:name="Table1.C" style:family="table-column">
      <style:table-column-properties style:column-width="5.3646in"/>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C2" style:family="table-cell">
      <style:table-cell-properties fo:padding="0.0201in" fo:border-left="0.05pt solid #000000" fo:border-right="0.05pt solid #000000" fo:border-top="none" fo:border-bottom="0.05pt solid #000000" style:writing-mode="page"/>
    </style:style>
    <style:style style:name="P1" style:family="paragraph" style:parent-style-name="Heading">
      <style:text-properties officeooo:rsid="001ab71f" officeooo:paragraph-rsid="001ab71f"/>
    </style:style>
    <style:style style:name="P2" style:family="paragraph" style:parent-style-name="Heading">
      <style:text-properties officeooo:paragraph-rsid="001e71db"/>
    </style:style>
    <style:style style:name="P3" style:family="paragraph" style:parent-style-name="Heading">
      <style:text-properties officeooo:paragraph-rsid="001fa354"/>
    </style:style>
    <style:style style:name="P4" style:family="paragraph" style:parent-style-name="Heading">
      <style:text-properties officeooo:rsid="001fa354" officeooo:paragraph-rsid="001e71db"/>
    </style:style>
    <style:style style:name="P5" style:family="paragraph" style:parent-style-name="Heading">
      <style:text-properties officeooo:paragraph-rsid="00217aea"/>
    </style:style>
    <style:style style:name="P6" style:family="paragraph" style:parent-style-name="Heading">
      <style:text-properties officeooo:paragraph-rsid="0031ad31"/>
    </style:style>
    <style:style style:name="P7" style:family="paragraph" style:parent-style-name="Heading_20_1">
      <style:text-properties officeooo:rsid="001a9603" officeooo:paragraph-rsid="001a9603"/>
    </style:style>
    <style:style style:name="P8" style:family="paragraph" style:parent-style-name="Heading_20_2">
      <style:text-properties officeooo:rsid="001c8afb" officeooo:paragraph-rsid="001c8afb"/>
    </style:style>
    <style:style style:name="P9" style:family="paragraph" style:parent-style-name="Heading_20_3">
      <style:text-properties officeooo:paragraph-rsid="001fa354"/>
    </style:style>
    <style:style style:name="P10" style:family="paragraph" style:parent-style-name="Heading_20_3">
      <style:text-properties style:font-name="Liberation Sans" fo:font-size="14.1000003814697pt" fo:font-weight="bold" officeooo:rsid="001fa354" officeooo:paragraph-rsid="001fa354" style:font-name-asian="Noto Sans CJK SC" style:font-size-asian="14.1000003814697pt" style:font-weight-asian="bold" style:font-name-complex="Lohit Devanagari" style:font-size-complex="14.1000003814697pt" style:font-weight-complex="bold"/>
    </style:style>
    <style:style style:name="P11" style:family="paragraph" style:parent-style-name="Heading_20_3">
      <style:text-properties style:font-name="Liberation Sans" fo:font-size="14.1000003814697pt" fo:font-weight="bold" officeooo:rsid="001fa354" officeooo:paragraph-rsid="00217aea" style:font-name-asian="Noto Sans CJK SC" style:font-size-asian="14.1000003814697pt" style:font-weight-asian="bold" style:font-name-complex="Lohit Devanagari" style:font-size-complex="14.1000003814697pt" style:font-weight-complex="bold"/>
    </style:style>
    <style:style style:name="P12" style:family="paragraph" style:parent-style-name="Heading_20_3">
      <style:text-properties style:font-name="Liberation Sans" fo:font-size="14.1000003814697pt" fo:font-weight="bold" officeooo:rsid="00217aea" officeooo:paragraph-rsid="00217aea" style:font-name-asian="Noto Sans CJK SC" style:font-size-asian="14.1000003814697pt" style:font-weight-asian="bold" style:font-name-complex="Lohit Devanagari" style:font-size-complex="14.1000003814697pt" style:font-weight-complex="bold"/>
    </style:style>
    <style:style style:name="P13" style:family="paragraph" style:parent-style-name="Heading_20_3">
      <style:text-properties style:font-name="Liberation Sans" fo:font-size="14.1000003814697pt" fo:font-weight="bold" officeooo:rsid="0031ad31" officeooo:paragraph-rsid="0031ad31" style:font-name-asian="Noto Sans CJK SC" style:font-size-asian="14.1000003814697pt" style:font-weight-asian="bold" style:font-name-complex="Lohit Devanagari" style:font-size-complex="14.1000003814697pt" style:font-weight-complex="bold"/>
    </style:style>
    <style:style style:name="P14" style:family="paragraph" style:parent-style-name="Preformatted_20_Text">
      <style:text-properties fo:color="#fff200" style:font-name="Liberation Mono" fo:font-size="10pt" fo:font-weight="bold" officeooo:rsid="10dcbb9f" style:font-name-asian="DejaVu Sans Mono" style:font-size-asian="10pt" style:font-name-complex="Liberation Mono" style:font-size-complex="10pt"/>
    </style:style>
    <style:style style:name="P15" style:family="paragraph" style:parent-style-name="Preformatted_20_Text">
      <style:text-properties fo:color="#fff200" style:font-name="Liberation Mono" fo:font-size="10pt" fo:font-weight="bold" officeooo:rsid="0024865e" officeooo:paragraph-rsid="0024865e" style:font-name-asian="DejaVu Sans Mono" style:font-size-asian="10pt" style:font-name-complex="Liberation Mono" style:font-size-complex="10pt"/>
    </style:style>
    <style:style style:name="P16" style:family="paragraph" style:parent-style-name="Preformatted_20_Text">
      <style:text-properties officeooo:paragraph-rsid="001ab71f"/>
    </style:style>
    <style:style style:name="P17" style:family="paragraph" style:parent-style-name="Preformatted_20_Text">
      <style:text-properties officeooo:paragraph-rsid="001c41f3"/>
    </style:style>
    <style:style style:name="P18" style:family="paragraph" style:parent-style-name="Preformatted_20_Text">
      <style:text-properties officeooo:rsid="001fa354" officeooo:paragraph-rsid="00217aea"/>
    </style:style>
    <style:style style:name="P19" style:family="paragraph" style:parent-style-name="Preformatted_20_Text">
      <style:text-properties officeooo:paragraph-rsid="00217aea"/>
    </style:style>
    <style:style style:name="P20" style:family="paragraph" style:parent-style-name="Preformatted_20_Text">
      <style:text-properties officeooo:rsid="0024865e"/>
    </style:style>
    <style:style style:name="P21" style:family="paragraph" style:parent-style-name="Preformatted_20_Text">
      <style:text-properties officeooo:rsid="0024865e" officeooo:paragraph-rsid="0024865e"/>
    </style:style>
    <style:style style:name="P22" style:family="paragraph" style:parent-style-name="Preformatted_20_Text">
      <style:text-properties officeooo:rsid="002b99d6" officeooo:paragraph-rsid="002b99d6"/>
    </style:style>
    <style:style style:name="P23" style:family="paragraph" style:parent-style-name="Preformatted_20_Text">
      <style:text-properties officeooo:paragraph-rsid="002ce15a"/>
    </style:style>
    <style:style style:name="P24" style:family="paragraph" style:parent-style-name="Preformatted_20_Text">
      <style:text-properties officeooo:paragraph-rsid="00332c70"/>
    </style:style>
    <style:style style:name="P25" style:family="paragraph" style:parent-style-name="Standard">
      <style:text-properties officeooo:rsid="001ab71f" officeooo:paragraph-rsid="001ab71f"/>
    </style:style>
    <style:style style:name="P26" style:family="paragraph" style:parent-style-name="Standard">
      <style:text-properties officeooo:paragraph-rsid="001ab71f"/>
    </style:style>
    <style:style style:name="P27" style:family="paragraph" style:parent-style-name="Standard">
      <style:text-properties officeooo:rsid="001c41f3" officeooo:paragraph-rsid="001c41f3"/>
    </style:style>
    <style:style style:name="P28" style:family="paragraph" style:parent-style-name="Standard">
      <style:text-properties officeooo:rsid="001fa354" officeooo:paragraph-rsid="00217aea"/>
    </style:style>
    <style:style style:name="P29" style:family="paragraph" style:parent-style-name="Standard">
      <style:text-properties officeooo:paragraph-rsid="00217aea"/>
    </style:style>
    <style:style style:name="P30" style:family="paragraph" style:parent-style-name="Standard">
      <style:text-properties officeooo:rsid="00217aea" officeooo:paragraph-rsid="00217aea"/>
    </style:style>
    <style:style style:name="P31" style:family="paragraph" style:parent-style-name="Standard">
      <style:text-properties officeooo:rsid="0024865e" officeooo:paragraph-rsid="0024865e"/>
    </style:style>
    <style:style style:name="P32" style:family="paragraph" style:parent-style-name="Standard">
      <style:text-properties officeooo:rsid="002b99d6" officeooo:paragraph-rsid="002b99d6"/>
    </style:style>
    <style:style style:name="P33" style:family="paragraph" style:parent-style-name="Standard">
      <style:text-properties officeooo:rsid="002ce15a" officeooo:paragraph-rsid="002ce15a"/>
    </style:style>
    <style:style style:name="P34" style:family="paragraph" style:parent-style-name="Standard">
      <style:text-properties officeooo:rsid="0033373e" officeooo:paragraph-rsid="0033373e"/>
    </style:style>
    <style:style style:name="P35" style:family="paragraph" style:parent-style-name="Standard">
      <style:text-properties officeooo:rsid="00354068" officeooo:paragraph-rsid="00354068"/>
    </style:style>
    <style:style style:name="P36" style:family="paragraph" style:parent-style-name="Table_20_Contents">
      <style:paragraph-properties fo:text-align="center" style:justify-single-word="false"/>
      <style:text-properties fo:font-weight="bold" officeooo:rsid="002811db" officeooo:paragraph-rsid="002811db" style:font-weight-asian="bold" style:font-weight-complex="bold"/>
    </style:style>
    <style:style style:name="P37" style:family="paragraph" style:parent-style-name="Table_20_Contents">
      <style:text-properties officeooo:rsid="002b99d6" officeooo:paragraph-rsid="002b99d6"/>
    </style:style>
    <style:style style:name="P38" style:family="paragraph" style:parent-style-name="Table_20_Contents">
      <style:paragraph-properties fo:text-align="center" style:justify-single-word="false"/>
      <style:text-properties officeooo:rsid="002b99d6" officeooo:paragraph-rsid="002b99d6"/>
    </style:style>
    <style:style style:name="P39" style:family="paragraph" style:parent-style-name="Table_20_Contents">
      <style:text-properties officeooo:rsid="002ce15a" officeooo:paragraph-rsid="002ce15a"/>
    </style:style>
    <style:style style:name="P40" style:family="paragraph" style:parent-style-name="Table_20_Contents">
      <style:paragraph-properties fo:text-align="center" style:justify-single-word="false"/>
      <style:text-properties officeooo:rsid="002ce15a" officeooo:paragraph-rsid="002ce15a"/>
    </style:style>
    <style:style style:name="P41" style:family="paragraph" style:parent-style-name="Text_20_body">
      <style:text-properties officeooo:rsid="001a9603" officeooo:paragraph-rsid="001a9603"/>
    </style:style>
    <style:style style:name="P42" style:family="paragraph" style:parent-style-name="Text_20_body">
      <style:text-properties officeooo:rsid="001ab71f" officeooo:paragraph-rsid="001ab71f"/>
    </style:style>
    <style:style style:name="P43" style:family="paragraph" style:parent-style-name="Text_20_body">
      <style:text-properties officeooo:rsid="001c8afb" officeooo:paragraph-rsid="001c8afb"/>
    </style:style>
    <style:style style:name="P44" style:family="paragraph" style:parent-style-name="Text_20_body">
      <style:text-properties officeooo:rsid="001fa354" officeooo:paragraph-rsid="001fa354"/>
    </style:style>
    <style:style style:name="P45" style:family="paragraph" style:parent-style-name="Text_20_body">
      <style:text-properties officeooo:rsid="001fa354" officeooo:paragraph-rsid="00217aea"/>
    </style:style>
    <style:style style:name="P46" style:family="paragraph" style:parent-style-name="Text_20_body">
      <style:text-properties officeooo:paragraph-rsid="001fa354"/>
    </style:style>
    <style:style style:name="P47" style:family="paragraph" style:parent-style-name="Text_20_body">
      <style:text-properties officeooo:paragraph-rsid="00217aea"/>
    </style:style>
    <style:style style:name="P48" style:family="paragraph" style:parent-style-name="Text_20_body">
      <style:text-properties officeooo:rsid="00217aea" officeooo:paragraph-rsid="00217aea"/>
    </style:style>
    <style:style style:name="P49" style:family="paragraph" style:parent-style-name="Text_20_body">
      <style:text-properties officeooo:rsid="00241ec9" officeooo:paragraph-rsid="00241ec9"/>
    </style:style>
    <style:style style:name="P50" style:family="paragraph" style:parent-style-name="Text_20_body">
      <style:text-properties officeooo:rsid="0024865e" officeooo:paragraph-rsid="0024865e"/>
    </style:style>
    <style:style style:name="P51" style:family="paragraph" style:parent-style-name="Text_20_body">
      <style:text-properties officeooo:paragraph-rsid="0024865e"/>
    </style:style>
    <style:style style:name="P52" style:family="paragraph" style:parent-style-name="Text_20_body">
      <style:text-properties officeooo:rsid="0025600a" officeooo:paragraph-rsid="0025600a"/>
    </style:style>
    <style:style style:name="P53" style:family="paragraph" style:parent-style-name="Text_20_body">
      <style:text-properties officeooo:rsid="00278093" officeooo:paragraph-rsid="00278093"/>
    </style:style>
    <style:style style:name="P54" style:family="paragraph" style:parent-style-name="Text_20_body">
      <style:text-properties officeooo:rsid="002b99d6" officeooo:paragraph-rsid="002b99d6"/>
    </style:style>
    <style:style style:name="P55" style:family="paragraph" style:parent-style-name="Text_20_body">
      <style:text-properties officeooo:rsid="002ce15a" officeooo:paragraph-rsid="002ce15a"/>
    </style:style>
    <style:style style:name="P56" style:family="paragraph" style:parent-style-name="Text_20_body">
      <style:text-properties officeooo:paragraph-rsid="002ce15a"/>
    </style:style>
    <style:style style:name="P57" style:family="paragraph" style:parent-style-name="Text_20_body">
      <style:text-properties officeooo:rsid="002f9e32" officeooo:paragraph-rsid="002f9e32"/>
    </style:style>
    <style:style style:name="P58" style:family="paragraph" style:parent-style-name="Text_20_body">
      <style:text-properties officeooo:paragraph-rsid="002f9e32"/>
    </style:style>
    <style:style style:name="P59" style:family="paragraph" style:parent-style-name="Text_20_body">
      <style:text-properties officeooo:paragraph-rsid="0031ad31"/>
    </style:style>
    <style:style style:name="P60" style:family="paragraph" style:parent-style-name="Text_20_body">
      <style:text-properties officeooo:rsid="0031ad31" officeooo:paragraph-rsid="0031ad31"/>
    </style:style>
    <style:style style:name="P61" style:family="paragraph" style:parent-style-name="Text_20_body">
      <style:text-properties officeooo:rsid="00332c70" officeooo:paragraph-rsid="00332c70"/>
    </style:style>
    <style:style style:name="P62" style:family="paragraph" style:parent-style-name="Text_20_body" style:list-style-name="L1">
      <style:text-properties officeooo:rsid="00332c70" officeooo:paragraph-rsid="00332c70"/>
    </style:style>
    <style:style style:name="P63" style:family="paragraph" style:parent-style-name="Text_20_body">
      <style:text-properties officeooo:paragraph-rsid="00332c70"/>
    </style:style>
    <style:style style:name="P64" style:family="paragraph" style:parent-style-name="Text_20_body">
      <style:text-properties officeooo:rsid="0033373e" officeooo:paragraph-rsid="0033373e"/>
    </style:style>
    <style:style style:name="P65" style:family="paragraph" style:parent-style-name="Text_20_body">
      <style:text-properties officeooo:paragraph-rsid="0033373e"/>
    </style:style>
    <style:style style:name="P66" style:family="paragraph" style:parent-style-name="Text_20_body">
      <style:text-properties officeooo:rsid="0034437e" officeooo:paragraph-rsid="0034437e"/>
    </style:style>
    <style:style style:name="P67" style:family="paragraph" style:parent-style-name="Text_20_body">
      <style:text-properties officeooo:paragraph-rsid="0034437e"/>
    </style:style>
    <style:style style:name="P68" style:family="paragraph" style:parent-style-name="Text_20_body">
      <style:text-properties officeooo:rsid="0035086e" officeooo:paragraph-rsid="0035086e"/>
    </style:style>
    <style:style style:name="P69" style:family="paragraph" style:parent-style-name="Text_20_body">
      <style:text-properties officeooo:rsid="00354068" officeooo:paragraph-rsid="00354068"/>
    </style:style>
    <style:style style:name="T1" style:family="text">
      <style:text-properties officeooo:rsid="001a9603"/>
    </style:style>
    <style:style style:name="T2" style:family="text">
      <style:text-properties fo:font-style="italic" style:font-style-asian="italic" style:font-style-complex="italic"/>
    </style:style>
    <style:style style:name="T3" style:family="text">
      <style:text-properties fo:font-style="italic" officeooo:rsid="001a9603" style:font-style-asian="italic" style:font-style-complex="italic"/>
    </style:style>
    <style:style style:name="T4" style:family="text">
      <style:text-properties fo:font-style="italic" officeooo:rsid="002f9e32"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a9603" style:font-style-asian="normal" style:font-style-complex="normal"/>
    </style:style>
    <style:style style:name="T7" style:family="text">
      <style:text-properties fo:font-style="normal" officeooo:rsid="002f9e32" style:font-style-asian="normal" style:font-style-complex="normal"/>
    </style:style>
    <style:style style:name="T8" style:family="text">
      <style:text-properties style:font-name="Liberation Mono" fo:font-size="10pt" fo:font-style="normal" fo:font-weight="bold" officeooo:rsid="001a9603" style:font-size-asian="10pt" style:font-style-asian="normal" style:font-weight-asian="bold" style:font-size-complex="10pt" style:font-style-complex="normal" style:font-weight-complex="bold"/>
    </style:style>
    <style:style style:name="T9" style:family="text">
      <style:text-properties style:font-name="Liberation Mono" fo:font-size="10pt" fo:font-style="normal" fo:font-weight="bold" officeooo:rsid="002f9e32" style:font-size-asian="10pt" style:font-style-asian="normal" style:font-weight-asian="bold" style:font-size-complex="10pt" style:font-style-complex="normal" style:font-weight-complex="bold"/>
    </style:style>
    <style:style style:name="T10" style:family="text">
      <style:text-properties style:font-name="Liberation Mono" fo:font-size="10pt" style:font-size-asian="10pt" style:font-size-complex="10pt"/>
    </style:style>
    <style:style style:name="T11" style:family="text">
      <style:text-properties style:font-name="Liberation Mono" fo:font-size="10pt" fo:font-weight="bold" style:font-size-asian="10pt" style:font-weight-asian="bold" style:font-size-complex="10pt" style:font-weight-complex="bold"/>
    </style:style>
    <style:style style:name="T12" style:family="text">
      <style:text-properties style:font-name="Liberation Mono" fo:font-size="10pt" fo:font-weight="bold" officeooo:rsid="001ab71f" style:font-size-asian="10pt" style:font-weight-asian="bold" style:font-size-complex="10pt" style:font-weight-complex="bold"/>
    </style:style>
    <style:style style:name="T13" style:family="text">
      <style:text-properties style:font-name="Liberation Mono" fo:font-size="10pt" fo:font-weight="bold" officeooo:rsid="0024865e" style:font-size-asian="10pt" style:font-weight-asian="bold" style:font-size-complex="10pt" style:font-weight-complex="bold"/>
    </style:style>
    <style:style style:name="T14" style:family="text">
      <style:text-properties style:font-name="Liberation Mono" fo:font-size="10pt" fo:font-weight="bold" officeooo:rsid="002e1845" style:font-size-asian="10pt" style:font-weight-asian="bold" style:font-size-complex="10pt" style:font-weight-complex="bold"/>
    </style:style>
    <style:style style:name="T15" style:family="text">
      <style:text-properties style:font-name="Liberation Mono" fo:font-size="10pt" fo:font-weight="bold" officeooo:rsid="0033373e" style:font-size-asian="10pt" style:font-weight-asian="bold" style:font-size-complex="10pt" style:font-weight-complex="bold"/>
    </style:style>
    <style:style style:name="T16" style:family="text">
      <style:text-properties fo:font-weight="bold" style:font-weight-asian="bold" style:font-weight-complex="bold"/>
    </style:style>
    <style:style style:name="T17" style:family="text">
      <style:text-properties fo:font-weight="bold" officeooo:rsid="002ce15a" style:font-weight-asian="bold" style:font-weight-complex="bold"/>
    </style:style>
    <style:style style:name="T18" style:family="text">
      <style:text-properties officeooo:rsid="001ab71f"/>
    </style:style>
    <style:style style:name="T19" style:family="text">
      <style:text-properties officeooo:rsid="001c41f3"/>
    </style:style>
    <style:style style:name="T20" style:family="text">
      <style:text-properties officeooo:rsid="001e71db"/>
    </style:style>
    <style:style style:name="T21" style:family="text">
      <style:text-properties officeooo:rsid="001fa354"/>
    </style:style>
    <style:style style:name="T22" style:family="text">
      <style:text-properties officeooo:rsid="00217aea"/>
    </style:style>
    <style:style style:name="T23" style:family="text">
      <style:text-properties fo:color="#ffff00" style:font-name="Liberation Mono" fo:font-size="10pt" fo:font-weight="bold" officeooo:rsid="00217aea" style:font-name-asian="Noto Sans Mono CJK SC" style:font-size-asian="10pt" style:font-name-complex="Liberation Mono" style:font-size-complex="10pt"/>
    </style:style>
    <style:style style:name="T24" style:family="text">
      <style:text-properties fo:color="#ffff00" style:font-name="Liberation Mono" fo:font-size="10pt" fo:font-weight="bold" officeooo:rsid="002e1845" style:font-name-asian="Noto Sans Mono CJK SC" style:font-size-asian="10pt" style:font-name-complex="Liberation Mono" style:font-size-complex="10pt"/>
    </style:style>
    <style:style style:name="T25" style:family="text">
      <style:text-properties officeooo:rsid="00241ec9"/>
    </style:style>
    <style:style style:name="T26" style:family="text">
      <style:text-properties officeooo:rsid="0024865e"/>
    </style:style>
    <style:style style:name="T27" style:family="text">
      <style:text-properties officeooo:rsid="00278093"/>
    </style:style>
    <style:style style:name="T28" style:family="text">
      <style:text-properties style:font-name="Liberation Sans" fo:font-size="14.1000003814697pt" fo:font-weight="bold" officeooo:rsid="001fa354" style:font-name-asian="Noto Sans CJK SC" style:font-size-asian="14.1000003814697pt" style:font-weight-asian="bold" style:font-name-complex="Lohit Devanagari" style:font-size-complex="14.1000003814697pt" style:font-weight-complex="bold"/>
    </style:style>
    <style:style style:name="T29" style:family="text">
      <style:text-properties officeooo:rsid="002ce15a"/>
    </style:style>
    <style:style style:name="T30" style:family="text">
      <style:text-properties officeooo:rsid="002e1845"/>
    </style:style>
    <style:style style:name="T31" style:family="text">
      <style:text-properties officeooo:rsid="002f6a2e"/>
    </style:style>
    <style:style style:name="T32" style:family="text">
      <style:text-properties officeooo:rsid="002f9e32"/>
    </style:style>
    <style:style style:name="T33" style:family="text">
      <style:text-properties officeooo:rsid="0031ad31"/>
    </style:style>
    <style:style style:name="T34" style:family="text">
      <style:text-properties officeooo:rsid="00332c70"/>
    </style:style>
    <style:style style:name="T35" style:family="text">
      <style:text-properties fo:font-size="14pt" officeooo:rsid="00332c70"/>
    </style:style>
    <style:style style:name="T36" style:family="text">
      <style:text-properties officeooo:rsid="0033373e"/>
    </style:style>
    <style:style style:name="T37" style:family="text">
      <style:text-properties officeooo:rsid="0034437e"/>
    </style:style>
    <style:style style:name="T38" style:family="text">
      <style:text-properties officeooo:rsid="0035406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dule <text:span text:style-name="T1">2.0 </text:span>Reference</text:p>
      <text:h text:style-name="P7" text:outline-level="1">Overview</text:h>
      <text:p text:style-name="P41">QDL introduced modules as its encapsulation mechanism from the start. However, while the basic workings of them are largely unchanged, management of them turned out to be a serious issue. The major problem is that the original modules were imported into a register for the system and were therefore not really easy to manage – you were not sure if a module was imported into your specific scope and there was no real way to tell. </text:p>
      <text:p text:style-name="P41">On top of this, modules were given their namespace alias, but as long as there were no name collisions, you did not need that. This confused many people again as to how they were scoped. In particular, this made using them in functions very hard. Since QDL is a functional language, that is unacceptable.</text:p>
      <text:p text:style-name="P41"/>
      <text:h text:style-name="P7" text:outline-level="1">Improvements</text:h>
      <text:p text:style-name="Text_20_body"><text:span text:style-name="T1">The easiest way to fix all of this was to simply allow modules to be variables and to be treated as such. You import them (to create an instance), then can pass them around wherever you like. They must therefore always be scoped. If you want modules to be unscopes, </text:span><text:span text:style-name="T3">i.e., </text:span><text:span text:style-name="T6">dropped into the current scope, then there is a specific command called </text:span><text:span text:style-name="T8">use </text:span><text:span text:style-name="T1">to do that. Making it explicit simplifies using them a great deal. </text:span></text:p>
      <text:p text:style-name="P1">Example. Contrast the old and new</text:p>
      <text:p text:style-name="P42">We load the standard cryptographic module and use it both ways.</text:p>
      <text:p text:style-name="P14"><text:s text:c="5"/>module_load('edu.uiuc.ncsa.qdl.extensions.crypto.CryptoLoader', 'java')</text:p>
      <text:p text:style-name="P14">qdl:/tools/crypto</text:p>
      <text:p text:style-name="P14"><text:s text:c="2"/>module_import('qdl:/tools/crypto', <text:span text:style-name="T26">cc</text:span>)</text:p>
      <text:p text:style-name="P15">cc</text:p>
      <text:p text:style-name="Standard"/>
      <text:p text:style-name="P26"><text:span text:style-name="T18">This requires you to load the module and import it. Then the functions are in your workspace though they may be prefixed with </text:span><text:span text:style-name="T13">cc</text:span><text:span text:style-name="T12">#</text:span><text:span text:style-name="T18">. </text:span></text:p>
      <text:p text:style-name="P25"/>
      <text:p text:style-name="P25">Contrast this with using version 2.0</text:p>
      <text:p text:style-name="P25"/>
      <text:p text:style-name="P16"><text:s text:c="2"/><text:span text:style-name="T18">crypto := </text:span>j_load('crypto')</text:p>
      <text:p text:style-name="Standard"/>
      <text:p text:style-name="P25">which has looked up the class path from the lib entry of info(), loaded it and created it. It is now stored in the variable <text:span text:style-name="T11">crypto2</text:span>. <text:s/>You cannot just list a module’s functions in 1.0, you have to list all modules:</text:p>
      <text:p text:style-name="P25"/>
      <text:p text:style-name="Standard"/>
      <text:p text:style-name="P14"><text:s text:c="2"/>// <text:span text:style-name="T18">list the functions in the module</text:span> </text:p>
      <text:p text:style-name="P14"><text:s text:c="2"/>)funcs -m</text:p>
      <text:p text:style-name="P14"><text:soft-page-break/>create_key([0,1,2]) <text:s/>decrypt([2,3]) <text:s/>encrypt([2,3]) <text:s/>export_jwks([2]) <text:s/>import_jwks([1]) <text:s/>rsa_public_key([1]) <text:s/>s_decrypt([2]) <text:s/>s_encrypt([2]) <text:s/></text:p>
      <text:p text:style-name="P14">8 total functions</text:p>
      <text:p text:style-name="Standard"/>
      <text:p text:style-name="P25">though you can add the -fq switch and fully qualify them. In 2.0, you can list the functions in a given module either programmatically:</text:p>
      <text:p text:style-name="P25"/>
      <text:p text:style-name="Preformatted_20_Text"><text:s text:c="2"/>funcs(c<text:span text:style-name="T18">rypto</text:span>)</text:p>
      <text:p text:style-name="Preformatted_20_Text">[create_key([0,1,2]),decrypt([2,3]),encrypt([2,3]),export_jwks([2]),import_jwks([1]),rsa_public_key([1]),s_decrypt([2]),s_encrypt([2])]</text:p>
      <text:p text:style-name="Standard"/>
      <text:p text:style-name="P27">or using the workspace command with the -m switch</text:p>
      <text:p text:style-name="P27"/>
      <text:p text:style-name="Preformatted_20_Text"><text:s text:c="2"/>)funcs -m c<text:span text:style-name="T19">rypto</text:span></text:p>
      <text:p text:style-name="Preformatted_20_Text">create_key([0,1,2]) <text:s/>decrypt([2,3]) <text:s/>encrypt([2,3]) <text:s/>export_jwks([2]) <text:s/>import_jwks([1]) <text:s/>rsa_public_key([1]) <text:s/>s_decrypt([2]) <text:s/>s_encrypt([2]) <text:s/></text:p>
      <text:p text:style-name="Preformatted_20_Text">8 total functions</text:p>
      <text:p text:style-name="Standard"/>
      <text:p text:style-name="P27">To list the module level help, you can either give the variable or, if the module has been loaded, the uri:</text:p>
      <text:p text:style-name="Standard"/>
      <text:p text:style-name="Preformatted_20_Text"><text:s text:c="2"/>)help -m c<text:span text:style-name="T19">rypto2</text:span></text:p>
      <text:p text:style-name="Preformatted_20_Text"><text:s text:c="2"/>module name : CryptoModule</text:p>
      <text:p text:style-name="Preformatted_20_Text"><text:s text:c="4"/>namespace : qdl:/tools/crypto</text:p>
      <text:p text:style-name="Preformatted_20_Text">default alias : crypto</text:p>
      <text:p text:style-name="Preformatted_20_Text"><text:s text:c="3"/>java class : edu.uiuc.ncsa.qdl.extensions.crypto.CryptoModule</text:p>
      <text:p text:style-name="Preformatted_20_Text">QDL's crypto graphic module. This has a variety of operations possible…</text:p>
      <text:p text:style-name="Standard"/>
      <text:p text:style-name="P27">Furthermore, unlike 1.0, you can pass the module along as an argument to a function:</text:p>
      <text:p text:style-name="P27"/>
      <text:p text:style-name="Preformatted_20_Text"><text:s/>f(x)-&gt;x#create_key()</text:p>
      <text:p text:style-name="Preformatted_20_Text"><text:s text:c="2"/>f(crypto)</text:p>
      <text:p text:style-name="Preformatted_20_Text">{</text:p>
      <text:p text:style-name="Preformatted_20_Text"><text:s/>p:AMIWAWnFsHk…</text:p>
      <text:p text:style-name="P27"/>
      <text:p text:style-name="P27">This allows you to have various instances of the module with various specific states. E.g.</text:p>
      <text:p text:style-name="P27"/>
      <text:p text:style-name="P17">transactions := j_load('db');</text:p>
      <text:p text:style-name="P17"><text:s text:c="5"/>clients := j_load('db');</text:p>
      <text:p text:style-name="P17">// <text:span text:style-name="T19">configure these so you can define a function like</text:span></text:p>
      <text:p text:style-name="P17"><text:s text:c="3"/><text:span text:style-name="T19">count(database, table_name)→</text:span></text:p>
      <text:p text:style-name="P17"><text:span text:style-name="T19"><text:s text:c="10"/>database#read('select count(*) from ' + table_name);</text:span></text:p>
      <text:p text:style-name="P27"/>
      <text:h text:style-name="P8" text:outline-level="2">Migration from 1.0 to 2.0</text:h>
      <text:p text:style-name="P43">There is really not a lot to do except replace the load <text:s/>and import statements,. If you are running these in your workspace and have scripts that access them, you should decide what name you want to use and qualify any references in your scripts. You can do this still using 1.0 which does not care, then you can change your QDL configuration to load version 2.0 (you can even specify what variable to assign to) and it should just work.</text:p>
      <text:h text:style-name="Heading_20_1" text:outline-level="1"><text:soft-page-break/>Function reference</text:h>
      <text:p text:style-name="Text_20_body"><text:s text:c="2"/>print(a.)</text:p>
      <text:p text:style-name="Text_20_body"><text:s text:c="4"/>0 : docs</text:p>
      <text:p text:style-name="Text_20_body"><text:s text:c="4"/>1 : drop</text:p>
      <text:p text:style-name="Text_20_body"><text:s text:c="4"/>2 : funcs</text:p>
      <text:p text:style-name="Text_20_body"><text:s text:c="4"/>3 : import</text:p>
      <text:p text:style-name="Text_20_body"><text:s text:c="4"/>4 : j_load</text:p>
      <text:p text:style-name="Text_20_body"><text:s text:c="4"/>5 : j_use</text:p>
      <text:p text:style-name="Text_20_body"><text:s text:c="4"/>6 : load</text:p>
      <text:p text:style-name="Text_20_body"><text:s text:c="4"/>7 : loaded</text:p>
      <text:p text:style-name="Text_20_body"><text:s text:c="4"/>8 : rename</text:p>
      <text:p text:style-name="Text_20_body"><text:s text:c="4"/>9 : use</text:p>
      <text:p text:style-name="Text_20_body"><text:s text:c="3"/>10 : vars</text:p>
      <text:h text:style-name="P10" text:outline-level="3">docs</text:h>
      <text:p text:style-name="P2">Description</text:p>
      <text:p text:style-name="P44">List the documentation for a module. </text:p>
      <text:p text:style-name="P2">Usage</text:p>
      <text:p text:style-name="P44">docs(uri | var)</text:p>
      <text:p text:style-name="P2">Arguments</text:p>
      <text:p text:style-name="P44">uri = the uri of the module (assumes it has been loaded, but not necessarily imported)</text:p>
      <text:p text:style-name="P44">var = the variable name containing the imported module</text:p>
      <text:p text:style-name="P3"/>
      <text:p text:style-name="P2">Output </text:p>
      <text:p text:style-name="P44">A stem of lines consisting of the module’s documentation</text:p>
      <text:p text:style-name="P4"><text:soft-page-break/></text:p>
      <text:h text:style-name="P10" text:outline-level="3">funcs</text:h>
      <text:p text:style-name="P3">Description</text:p>
      <text:p text:style-name="P48">List the functions contained in a the workspace or a module.</text:p>
      <text:p text:style-name="P3">Usage</text:p>
      <text:p text:style-name="P48">funcs({<text:span text:style-name="T25">null | </text:span>var} <text:span text:style-name="T26">{,regex}</text:span>)</text:p>
      <text:p text:style-name="P3">Arguments</text:p>
      <text:p text:style-name="P48">{no arg} - list all of the functions in the ambient (unqualified) scope.</text:p>
      <text:p text:style-name="P49">null - same a no argument</text:p>
      <text:p text:style-name="P48">var - the variable for a module</text:p>
      <text:p text:style-name="P50">regex = optional regular expression to filter the results.</text:p>
      <text:p text:style-name="P3">Output </text:p>
      <text:p text:style-name="P51"><text:span text:style-name="T26">This will return the functions in compact notation (so the name and arg counts) for either the workspace (no argument or null) or the module. The module may be given as either the (imported) variable name or a string for the module (if not imported).</text:span></text:p>
      <text:p text:style-name="P50">The </text:p>
      <text:p text:style-name="P3"><text:span text:style-name="T20">Examples</text:span></text:p>
      <text:p text:style-name="Preformatted_20_Text"><text:s text:c="3"/>funcs()</text:p>
      <text:p text:style-name="Preformatted_20_Text">// all the functions in the current workspace</text:p>
      <text:p text:style-name="Preformatted_20_Text"><text:s text:c="3"/>funcs(null)</text:p>
      <text:p text:style-name="Preformatted_20_Text">// same as funcs()</text:p>
      <text:p text:style-name="P20"><text:s text:c="3"/>crypto := j_load('crypto')</text:p>
      <text:p text:style-name="P20"><text:s text:c="3"/>funcs(crypto)</text:p>
      <text:p text:style-name="P21">[create_key([0,1,2]),decrypt([2,3]),encrypt([2,3]),export_jwks([2]),</text:p>
      <text:p text:style-name="P21"><text:s/>import_jwks([1]),rsa_public_key([1]),s_decrypt([2]),s_encrypt([2])]</text:p>
      <text:p text:style-name="P21">// Now select only those that start with e.</text:p>
      <text:p text:style-name="P20"><text:s text:c="2"/>funcs(crypto, '^e.*')</text:p>
      <text:p text:style-name="P20">[encrypt([2,3]),export_jwks([2])]</text:p>
      <text:p text:style-name="Standard"/>
      <text:p text:style-name="P31">The reason that a null first argument is allowed is so you can get the functions in the current workspace <text:s/>and specify a regex. A string (which is allowed as the first argument) would be the namespace of a loaded but not necessarily imported module and might be used to, <text:span text:style-name="T2">e.g., </text:span><text:span text:style-name="T5">determine if a function is present in the module before importing it.</text:span></text:p>
      <text:h text:style-name="P10" text:outline-level="3"><text:soft-page-break/>import</text:h>
      <text:p text:style-name="P3">Description</text:p>
      <text:p text:style-name="P52">Take a loaded module and create a new instance of it. This must be stored in a variable.</text:p>
      <text:p text:style-name="P3">Usage</text:p>
      <text:p text:style-name="P52">import(<text:span text:style-name="T27">uri {, import_mode})</text:span></text:p>
      <text:p text:style-name="P3">Arguments</text:p>
      <text:p text:style-name="P53">uri - string that is the namespace for the loaded module.</text:p>
      <text:p text:style-name="P53">import_mode - either an integer or string for the import mode. Supported mode types are</text:p>
      <table:table table:name="Table1" table:style-name="Table1">
        <table:table-column table:style-name="Table1.A"/>
        <table:table-column table:style-name="Table1.B"/>
        <table:table-column table:style-name="Table1.C"/>
        <table:table-row table:style-name="TableLine94100551532544">
          <table:table-cell table:style-name="Table1.A1" office:value-type="string">
            <text:p text:style-name="P36">Name</text:p>
          </table:table-cell>
          <table:table-cell table:style-name="Table1.A1" office:value-type="string">
            <text:p text:style-name="P36">Integer code</text:p>
          </table:table-cell>
          <table:table-cell table:style-name="Table1.C1" office:value-type="string">
            <text:p text:style-name="P36">Description</text:p>
          </table:table-cell>
        </table:table-row>
        <table:table-row table:style-name="TableLine94100551532544">
          <table:table-cell table:style-name="Table1.A2" office:value-type="string">
            <text:p text:style-name="P38">none</text:p>
          </table:table-cell>
          <table:table-cell table:style-name="Table1.A2" office:value-type="string">
            <text:p text:style-name="P38">100</text:p>
          </table:table-cell>
          <table:table-cell table:style-name="Table1.C2" office:value-type="string">
            <text:p text:style-name="P37">No shared state. The module is self-contained. This is the default</text:p>
          </table:table-cell>
        </table:table-row>
        <table:table-row table:style-name="TableLine94100551532544">
          <table:table-cell table:style-name="Table1.A2" office:value-type="string">
            <text:p text:style-name="P40">inherit</text:p>
          </table:table-cell>
          <table:table-cell table:style-name="Table1.A2" office:value-type="string">
            <text:p text:style-name="P40">101</text:p>
          </table:table-cell>
          <table:table-cell table:style-name="Table1.C2" office:value-type="string">
            <text:p text:style-name="P39">Inherits the current state, which is then copied and is hence decoupled from the ambient environment</text:p>
          </table:table-cell>
        </table:table-row>
        <table:table-row table:style-name="TableLine94100551532544">
          <table:table-cell table:style-name="Table1.A2" office:value-type="string">
            <text:p text:style-name="P40">share</text:p>
          </table:table-cell>
          <table:table-cell table:style-name="Table1.A2" office:value-type="string">
            <text:p text:style-name="P40">102</text:p>
          </table:table-cell>
          <table:table-cell table:style-name="Table1.C2" office:value-type="string">
            <text:p text:style-name="P39">Shares the current state with the ambient environment. Changes to the environment are shared in the module.</text:p>
          </table:table-cell>
        </table:table-row>
      </table:table>
      <text:p text:style-name="P53"/>
      <text:p text:style-name="P3">Output </text:p>
      <text:p text:style-name="P55">The module. <text:span text:style-name="T31">Make sure you capture in a variable for later use.</text:span></text:p>
      <text:p text:style-name="P3"><text:span text:style-name="T20">Examples</text:span></text:p>
      <text:p text:style-name="P55">Here is a simple example of inheritance modes in action.</text:p>
      <text:p text:style-name="Preformatted_20_Text"><text:s text:c="2"/>a:=3 /// <text:span text:style-name="T30">stick this in the current state.</text:span></text:p>
      <text:p text:style-name="Preformatted_20_Text"><text:s text:c="2"/>module['a:a'][f(x)-&gt;a*x;]</text:p>
      <text:p text:style-name="Preformatted_20_Text"><text:s text:c="2"/><text:span text:style-name="T24">inherit</text:span> := import('a:a', 'inherit')</text:p>
      <text:p text:style-name="Preformatted_20_Text"><text:s text:c="2"/><text:span text:style-name="T30">inherit</text:span>#f(2)</text:p>
      <text:p text:style-name="Preformatted_20_Text">6</text:p>
      <text:p text:style-name="Preformatted_20_Text"><text:s text:c="2"/><text:span text:style-name="T30">shared</text:span>:= import('a:a', 'share')</text:p>
      <text:p text:style-name="Preformatted_20_Text"><text:s text:c="2"/><text:span text:style-name="T30">shared</text:span>#f(2)</text:p>
      <text:p text:style-name="Preformatted_20_Text">6</text:p>
      <text:p text:style-name="Standard"/>
      <text:p text:style-name="P33">Both w and z seem the same, but if we change a, </text:p>
      <text:p text:style-name="Preformatted_20_Text"><text:s text:c="2"/>a := 5</text:p>
      <text:p text:style-name="Preformatted_20_Text"><text:s text:c="2"/><text:span text:style-name="T30">shared</text:span>#f(2)</text:p>
      <text:p text:style-name="Preformatted_20_Text">10</text:p>
      <text:p text:style-name="Preformatted_20_Text"><text:s text:c="2"/><text:span text:style-name="T30">inherit</text:span>#f(2)</text:p>
      <text:p text:style-name="Preformatted_20_Text">6</text:p>
      <text:p text:style-name="P55"/>
      <text:p text:style-name="P56"><text:span text:style-name="T29">This illustrates the point that </text:span><text:span text:style-name="T14">inherit</text:span><text:span text:style-name="T29"> inherited the state when it was created by having it copied. On the other hand, </text:span><text:span text:style-name="T14">shared</text:span><text:span text:style-name="T29"> is still coupled to the ambient state. Contrast with</text:span></text:p>
      <text:p text:style-name="Preformatted_20_Text"><text:soft-page-break/><text:s text:c="2"/>u:=import('a:a')</text:p>
      <text:p text:style-name="Preformatted_20_Text"><text:s text:c="2"/>u#f(2)</text:p>
      <text:p text:style-name="P23">unknown symbol 'a' At (1, 20)</text:p>
      <text:p text:style-name="Standard"/>
      <text:p text:style-name="Standard"><text:span text:style-name="T29">which is the default of</text:span><text:span text:style-name="T17"> none </text:span>meaning<text:span text:style-name="T16"> </text:span>ther<text:span text:style-name="T29">e</text:span> <text:span text:style-name="T29">is no shared state of any sort. In this case, since a was not defined in the module, attempts to use it will result in an error. </text:span></text:p>
      <text:h text:style-name="P10" text:outline-level="3">j_load</text:h>
      <text:p text:style-name="P3">Description</text:p>
      <text:p text:style-name="P57">Load and then import a java class.</text:p>
      <text:p text:style-name="P3">Usage</text:p>
      <text:p text:style-name="P57">j_load(string)</text:p>
      <text:p text:style-name="P3">Arguments</text:p>
      <text:p text:style-name="P58"><text:span text:style-name="T32">string - </text:span><text:span text:style-name="T4">either</text:span><text:span text:style-name="T7"> the fully qualified class name or an entry in </text:span><text:span text:style-name="T9">info().lib</text:span> </text:p>
      <text:p text:style-name="P3">Output </text:p>
      <text:p text:style-name="P57">The module. Be sure to capture it in a variable or some place else.</text:p>
      <text:p text:style-name="P3"><text:span text:style-name="T20">Examples</text:span></text:p>
      <text:p text:style-name="P54">Loading and assigning several modules at once. QDL does allow for multiple assignments of stems, so if you wanted to make a bunch of modules at once you could issue something like this.</text:p>
      <text:p text:style-name="Preformatted_20_Text">[p,q] := [j_load('crypto'), j_load('crypto')]</text:p>
      <text:p text:style-name="Standard"/>
      <text:p text:style-name="P32">so p and q are now initialized to the give modules (which can be anything). <text:s/>And yes, you could have issued</text:p>
      <text:p text:style-name="P32"/>
      <text:p text:style-name="P22">a. := [p,q] := [j_load('crypto'), j_load('crypto')]</text:p>
      <text:p text:style-name="P32">and <text:span text:style-name="T11">a.</text:span> would now be a list of modules.</text:p>
      <text:p text:style-name="P32"/>
      <text:p text:style-name="P32"><text:span text:style-name="T32">Note that the lib_load value in the configuration file (see the configuration manual) allows you to add entries to the </text:span><text:s text:c="3"/></text:p>
      <text:h text:style-name="P10" text:outline-level="3">j_use</text:h>
      <text:p text:style-name="P46"><text:span text:style-name="T28"/></text:p>
      <text:p text:style-name="P3"><text:soft-page-break/>Description</text:p>
      <text:p text:style-name="P3">Usage</text:p>
      <text:p text:style-name="P3">Arguments</text:p>
      <text:p text:style-name="P3">Output </text:p>
      <text:p text:style-name="P3"><text:span text:style-name="T20">Examples</text:span></text:p>
      <text:h text:style-name="P13" text:outline-level="3">lib_entries</text:h>
      <text:p text:style-name="P59"><text:span text:style-name="T28"/></text:p>
      <text:p text:style-name="P6">Description</text:p>
      <text:p text:style-name="P60">List the library entries in the system. These are class paths of modules that may be easily loaded.</text:p>
      <text:p text:style-name="P6">Usage</text:p>
      <text:p text:style-name="P60">lib_entries({key, stem.})</text:p>
      <text:p text:style-name="P6">Arguments</text:p>
      <text:p text:style-name="P60">(none) - list all of the library entries for the system. This is equivalent to issuing <text:span text:style-name="T11">info().’lib’</text:span>.</text:p>
      <text:p text:style-name="P60">key - the name of this library</text:p>
      <text:p text:style-name="P60">stem. - a stem of name : classpath pairs. </text:p>
      <text:p text:style-name="P61">A typical stem would look like (this is the default for the system tools)</text:p>
      <text:p text:style-name="Preformatted_20_Text"><text:s text:c="11"/>cli : edu.uiuc.ncsa.qdl.extensions.inputLine.QDLCLIToolsLoader</text:p>
      <text:p text:style-name="Preformatted_20_Text"><text:s text:c="7"/>convert : edu.uiuc.ncsa.qdl.extensions.convert.QDLConvertLoader</text:p>
      <text:p text:style-name="Preformatted_20_Text"><text:s text:c="8"/>crypto : edu.uiuc.ncsa.qdl.extensions.crypto.CryptoLoader</text:p>
      <text:p text:style-name="Preformatted_20_Text"><text:s text:c="12"/>db : edu.uiuc.ncsa.qdl.extensions.database.QDLDBLoader</text:p>
      <text:p text:style-name="Preformatted_20_Text"><text:s text:c="3"/>description : System tools for http, conversions and other very useful things.</text:p>
      <text:p text:style-name="Preformatted_20_Text"><text:s text:c="10"/>http : edu.uiuc.ncsa.qdl.extensions.http.QDLHTTPLoader</text:p>
      <text:p text:style-name="Preformatted_20_Text"><text:s text:c="10"/>mail : edu.uiuc.ncsa.qdl.extensions.mail.QDLMailLoader</text:p>
      <text:p text:style-name="P61">Note that it does contain a description, which is, of course, not loadable, but sure helps with the readability.</text:p>
      <text:p text:style-name="P6">Output </text:p>
      <text:p text:style-name="P59"><text:span text:style-name="T33">The new </text:span><text:span text:style-name="T34">lib entry.</text:span><text:span text:style-name="T33"> </text:span></text:p>
      <text:p text:style-name="Heading"><text:soft-page-break/>Examples</text:p>
      <text:p text:style-name="P61">This just spits out the standard tools for a basic QDL install. If you have more libraries loaded, it may be considerably different.</text:p>
      <text:p text:style-name="Preformatted_20_Text">lib_entries()</text:p>
      <text:p text:style-name="P24">{tools:{cli:edu.uiuc.ncsa.qdl.extensions.inputLine.QDLCLIToolsLoader,</text:p>
      <text:p text:style-name="P24"><text:s/>convert:edu.uiuc.ncsa.qdl.extensions.convert.QDLConvertLoader,</text:p>
      <text:p text:style-name="P24"><text:s/>crypto:edu.uiuc.ncsa.qdl.extensions.crypto.CryptoLoader,</text:p>
      <text:p text:style-name="P24"><text:s/>db:edu.uiuc.ncsa.qdl.extensions.database.QDLDBLoader,<text:span text:style-name="T34">\</text:span></text:p>
      <text:p text:style-name="P24"><text:s/>description:System tools for http, conversions and other very useful things.,</text:p>
      <text:p text:style-name="P24"><text:s/>http:edu.uiuc.ncsa.qdl.extensions.http.QDLHTTPLoader,</text:p>
      <text:p text:style-name="P24"><text:s/>mail:edu.uiuc.ncsa.qdl.extensions.mail.QDLMailLoader}}</text:p>
      <text:h text:style-name="P10" text:outline-level="3">load</text:h>
      <text:p text:style-name="P3">Description</text:p>
      <text:p text:style-name="P61">Loads (i.e. reads into the current workspace) either a QDL or Java module. Note that for QDL modules this exact same effect can be gotten from</text:p>
      <text:list xml:id="list845479455" text:style-name="L1">
        <text:list-item>
          <text:p text:style-name="P62">typing in a module[…] statement and hitting enter</text:p>
        </text:list-item>
        <text:list-item>
          <text:p text:style-name="P62">reading in a text file that contains such a module statement</text:p>
        </text:list-item>
        <text:list-item>
          <text:p text:style-name="P62">using this.</text:p>
        </text:list-item>
      </text:list>
      <text:p text:style-name="P61">The main use of this is therefore loading java implementations of modules.</text:p>
      <text:p text:style-name="P3">Usage</text:p>
      <text:p text:style-name="P63"><text:span text:style-name="T34">load(path {, type</text:span><text:span text:style-name="T35">}</text:span><text:span text:style-name="T34">)</text:span></text:p>
      <text:p text:style-name="P3">Arguments</text:p>
      <text:p text:style-name="P61">path - (QDL modules) the full path to the file containing the module statement. Note that this function is FVS aware. (Java) the full path to the class.</text:p>
      <text:p text:style-name="P61">type - either ‘qdl’ or ‘java’. Note that the system tries to figure it out so normally this is not needed, but you can add it if you insist.</text:p>
      <text:p text:style-name="P3">Output </text:p>
      <text:p text:style-name="P61">The namespace of the loaded module, suitable for use with the <text:span text:style-name="T11">import</text:span> function.</text:p>
      <text:p text:style-name="P3"><text:span text:style-name="T20">Examples</text:span></text:p>
      <text:p text:style-name="Preformatted_20_Text"><text:s text:c="3"/>load(info().’lib’.’tools’.’cli’)</text:p>
      <text:p text:style-name="Preformatted_20_Text">qdl:/tools/cli</text:p>
      <text:p text:style-name="Standard"/>
      <text:p text:style-name="P34">This means that the java module for CLI (command line utilities) tools is now in the workspace and can be used.</text:p>
      <text:h text:style-name="P10" text:outline-level="3"><text:soft-page-break/>loaded</text:h>
      <text:p text:style-name="P3">Description</text:p>
      <text:p text:style-name="P64">List all of the currently loaded modules in the workspace. </text:p>
      <text:p text:style-name="P3">Usage</text:p>
      <text:p text:style-name="P64">loaded()</text:p>
      <text:p text:style-name="P3">Arguments</text:p>
      <text:p text:style-name="P64">(none)</text:p>
      <text:p text:style-name="P3">Output </text:p>
      <text:p text:style-name="P65"><text:span text:style-name="T36">A list of namespaces of the loaded workspaces. You can remove these with the </text:span><text:span text:style-name="T15">unload </text:span><text:span text:style-name="T36">function. You can rename them with the </text:span><text:span text:style-name="T15">rename</text:span><text:span text:style-name="T36"> fuunction.</text:span></text:p>
      <text:p text:style-name="P3"/>
      <text:h text:style-name="P10" text:outline-level="3">rename</text:h>
      <text:p text:style-name="P3">Description</text:p>
      <text:p text:style-name="P66">Rename a loaded module’s namespace. This can be useful in some specialized cases. It does nothing to currently active modules, it just changes behavior from that point forward.</text:p>
      <text:p text:style-name="P3">Usage</text:p>
      <text:p text:style-name="P67"><text:span text:style-name="T37">rename(old_ns, new_ns)</text:span></text:p>
      <text:p text:style-name="P68">rename(stem.)</text:p>
      <text:p text:style-name="P68">rename(old_list., new_list.)</text:p>
      <text:p text:style-name="P3">Arguments</text:p>
      <text:p text:style-name="P68">old_ns - string that is the old namespace</text:p>
      <text:p text:style-name="P68">new_ns - string that is the new namespace</text:p>
      <text:p text:style-name="P68">stem. - this has the structure that stem.old_ns := new_ns, </text:p>
      <text:p text:style-name="P68">old_list., new_list. - list of strings such that old_list.k and new_list.k are the old and new namespace</text:p>
      <text:p text:style-name="P3"><text:soft-page-break/>Output </text:p>
      <text:p text:style-name="P68">A conformable result of true if the rename worked, false if it failed.</text:p>
      <text:p text:style-name="P46"/>
      <text:p text:style-name="P3"><text:span text:style-name="T20">Examples</text:span></text:p>
      <text:p text:style-name="P68">Example of loading a module, then renaming it. We check the name with the <text:span text:style-name="T10">loaded()</text:span> function.</text:p>
      <text:p text:style-name="Preformatted_20_Text"><text:s text:c="2"/>load(info().’lib’.’tools’.’cli’)</text:p>
      <text:p text:style-name="Preformatted_20_Text">qdl:/tools/cli</text:p>
      <text:p text:style-name="Preformatted_20_Text"/>
      <text:p text:style-name="Preformatted_20_Text"><text:s text:c="2"/>rename('qdl:/tools/cli', 'qdl:/tools/cli2')</text:p>
      <text:p text:style-name="Preformatted_20_Text">true</text:p>
      <text:p text:style-name="Preformatted_20_Text"><text:s text:c="2"/>loaded()</text:p>
      <text:p text:style-name="Preformatted_20_Text">[qdl:/tools/cli2]</text:p>
      <text:p text:style-name="Standard"/>
      <text:p text:style-name="P35">Note that if we try to rename it again, we get a false (since the name has changed)]</text:p>
      <text:p text:style-name="Preformatted_20_Text"><text:s text:c="4"/>rename('qdl:/tools/cli', 'qdl:/tools/cli2')</text:p>
      <text:p text:style-name="Preformatted_20_Text">false</text:p>
      <text:h text:style-name="P10" text:outline-level="3">use</text:h>
      <text:p text:style-name="P3">Description</text:p>
      <text:p text:style-name="P69">Import a module into the current ambient scope. This means you do not need to qualify references to the members.</text:p>
      <text:p text:style-name="P3">Usage</text:p>
      <text:p text:style-name="P69">use(path{,type})</text:p>
      <text:p text:style-name="P3">Arguments</text:p>
      <text:p text:style-name="P69">path - (QDL) the full path to the file containing the module. (Java) The full class path to the implementation.</text:p>
      <text:p text:style-name="P69">type - ‘qdl’ or ‘java’. The system will attempt to figure out the type automatically, so this is usually not needed.</text:p>
      <text:p text:style-name="P3">Output </text:p>
      <text:p text:style-name="P69">A true if it worked, false otherwise.</text:p>
      <text:p text:style-name="P3"><text:span text:style-name="T20">Examples</text:span></text:p>
      <text:p text:style-name="Preformatted_20_Text"><text:s text:c="3"/>load(info().’lib’.’tools’.’cli’)</text:p>
      <text:p text:style-name="Preformatted_20_Text">qdl:/tools/cli</text:p>
      <text:p text:style-name="Preformatted_20_Text"><text:s text:c="3"/>use(‘qdl:/tools/cli’)</text:p>
      <text:p text:style-name="Preformatted_20_Text">tru<text:span text:style-name="T38">e</text:span></text:p>
      <text:p text:style-name="Preformatted_20_Text"><text:s text:c="3"/>)funcs</text:p>
      <text:p text:style-name="Preformatted_20_Text"><text:soft-page-break/>to_stem([0,1,2,3])</text:p>
      <text:p text:style-name="Preformatted_20_Text">1 total functions</text:p>
      <text:p text:style-name="P69"/>
      <text:p text:style-name="P69">This shows that the single function for this module has been loaded into the current workspace and is just another function. You do not need to qualify it to use it.</text:p>
      <text:h text:style-name="P12" text:outline-level="3">unload</text:h>
      <text:p text:style-name="P5">Description</text:p>
      <text:p text:style-name="P45">Remove a loaded module from the workspace.</text:p>
      <text:p text:style-name="P5">Usage</text:p>
      <text:p text:style-name="P47"><text:span text:style-name="T22">unload</text:span><text:span text:style-name="T21">(uri | stem. | list.)</text:span></text:p>
      <text:p text:style-name="P5">Arguments</text:p>
      <text:p text:style-name="P45">uri - the string for a single uri</text:p>
      <text:p text:style-name="P45">stem. - a stem of uri strings to drop</text:p>
      <text:p text:style-name="P45">list. - a list of uri strings to drop</text:p>
      <text:p text:style-name="P5">Output </text:p>
      <text:p text:style-name="P45">A conformable stem or list of booleans, with a true if the item is no longer in the workspace and a false otherwise. Note that this does <text:span text:style-name="T2">not </text:span><text:span text:style-name="T5">remove instances from the workspace, it merely prevents you from importing more of these modules.</text:span></text:p>
      <text:p text:style-name="P5"><text:span text:style-name="T20">Examples</text:span></text:p>
      <text:p text:style-name="P19"><text:s text:c="3"/><text:span text:style-name="T23">unload</text:span>(‘oa4mp:/tools/claims’)</text:p>
      <text:p text:style-name="P18">true</text:p>
      <text:p text:style-name="P29"/>
      <text:p text:style-name="P28">In this case, a single module is being unloaded. </text:p>
      <text:p text:style-name="P28"/>
      <text:p text:style-name="Preformatted_20_Text"><text:s text:c="3"/>unload({‘claims’:’oa4mp:/tools/claims’, ‘jwt’ : ‘oa4mp:/tools/jwt’})</text:p>
      <text:p text:style-name="Preformatted_20_Text">{claims : true, jwt : true}</text:p>
      <text:p text:style-name="P30"/>
      <text:p text:style-name="P30">In this case, two modules are unloaded and the returned stem preserves this information.</text:p>
      <text:h text:style-name="P11" text:outline-level="3"><text:soft-page-break/><text:s/></text:h>
      <text:h text:style-name="P10" text:outline-level="3">vars</text:h>
      <text:p text:style-name="P3">Description</text:p>
      <text:p text:style-name="P3">Usage</text:p>
      <text:p text:style-name="P3">Arguments</text:p>
      <text:p text:style-name="P3">Output </text:p>
      <text:p text:style-name="P3"><text:span text:style-name="T20">Examples</text:span></text:p>
      <text:h text:style-name="P9" text:outline-level="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loext:graphic-properties draw:fill="solid" draw:fill-color="#0000ff"/>
      <style:paragraph-properties fo:margin-top="0in" fo:margin-bottom="0in" loext:contextual-spacing="false" fo:background-color="#0000ff"/>
      <style:text-properties fo:color="#ffff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22T12:30:17.248895757</meta:creation-date>
    <dc:date>2024-05-22T17:13:13.464233774</dc:date>
    <meta:editing-duration>PT1H7M15S</meta:editing-duration>
    <meta:editing-cycles>11</meta:editing-cycles>
    <meta:generator>LibreOffice/6.4.7.2$Linux_X86_64 LibreOffice_project/40$Build-2</meta:generator>
    <meta:document-statistic meta:table-count="1" meta:image-count="0" meta:object-count="0" meta:page-count="12" meta:paragraph-count="287" meta:word-count="1986" meta:character-count="12998" meta:non-whitespace-character-count="11020"/>
  </office:meta>
</office:document-meta>
</file>